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onotype Corsiva" fo:font-size="36pt" style:font-size-asian="36pt" style:font-size-complex="36pt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Monotype Corsiva" fo:font-size="36pt" style:font-size-asian="36pt" style:font-size-complex="36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Monotype Corsiva" fo:font-size="36pt" style:font-size-asian="36pt" style:font-size-complex="36pt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Monotype Corsiva" fo:font-size="36pt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color="#83caff" style:font-name="Monotype Corsiva" fo:font-size="56pt" fo:font-style="normal" fo:font-weight="bold" style:font-size-asian="56pt" style:font-style-asian="normal" style:font-weight-asian="bold" style:font-size-complex="5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3caff" style:font-name="Monotype Corsiva" fo:font-size="56pt" fo:font-weight="bold" style:font-size-asian="56pt" style:font-weight-asian="bold" style:font-size-complex="5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ycling</text:p>
      <text:list xml:id="list2139348197268473503" text:style-name="L1">
        <text:list-item>
          <text:p text:style-name="P3">*blah*</text:p>
        </text:list-item>
      </text:list>
      <text:p text:style-name="P1"/>
      <text:p text:style-name="P6">Compost</text:p>
      <text:list xml:id="list5359725512158888883" text:style-name="L2">
        <text:list-item>
          <text:p text:style-name="P2">Bamboo utensils</text:p>
        </text:list-item>
        <text:list-item>
          <text:p text:style-name="P2">Napkins</text:p>
        </text:list-item>
        <text:list-item>
          <text:p text:style-name="P2">*blah*</text:p>
        </text:list-item>
      </text:list>
      <text:p text:style-name="P1"/>
      <text:p text:style-name="P6">Trash</text:p>
      <text:list xml:id="list8945238224015339470" text:style-name="L3">
        <text:list-item>
          <text:p text:style-name="P4">Plastic cups</text:p>
        </text:list-item>
        <text:list-item>
          <text:p text:style-name="P4">*blah*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7T06:57:01.77</meta:creation-date>
    <dc:date>2013-07-27T07:03:18.05</dc:date>
    <meta:editing-duration>PT6M18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17" meta:character-count="79"/>
  </office:meta>
</office:document-meta>
</file>